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ou se možnosti nastavení</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ontrol + kliknout a/nebo klik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i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se karta <text:span text:style-name="T249"/>Styly na postranní liště</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aplikacemi<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ě<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aplikacemi<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 <text:span text:style-name="T249">Použití </text:span>vzorců a funkcí, <text:span text:style-name="T118">v</text:span> příručce <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m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 Makra v programu Calc, <text:span text:style-name="T118">v</text:span> příručce <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y"/>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 000 listů a každý list může mít maximálně 1 048 576 řádků a 1024 sloupců. Maximální počet znaků v jedné buňce je 32 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ej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text:span text:style-name="T223">Odkaz na externí data</text:span>.</text:p>
      <text:p text:style-name="Definition_20_Term">Data</text:p>
      <text:p text:style-name="Text_20_body_20_indent"><text:span text:style-name="T135">Př</text:span>íkazy pro práci s daty v sešitě;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které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modulech balíku LibreOffice. Její <text:span text:style-name="T122">umístění a použití a další panely nástrojů </text:span><text:span text:style-name="T42">jsou</text:span><text:span text:style-name="T122"> popsány</text:span> v kapitole 1 –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tato lišta však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V sešitech pojem „funkce“ zahrnuje mnohem víc než jen matematické funkce. Více informací se nachází <text:span text:style-name="T121">v </text:span>kapitole 7 – Používání vzorců a funkcí v příručce <text:span text:style-name="Emphasis"><text:span text:style-name="T121">Calc Guide</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 a také rychlý a pohodlný způsob jak změnit některou z jeho vlastností. Většina z polí je podobná těm v ostatních součástech LibreOffice; více informací se nachází v kapitole 1 –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ep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 + 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pět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text:span text:style-name="T155">úvodní nuly</text:span>.</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Vzhled buňky:</text:span> Ovládací prvky pro nastavení vzhledu <text:span text:style-name="T60">buněk</text:span>, včetně barvy pozadí buňky, formátu ohraničení b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příručce </text:span><text:span text:style-name="Emphasis"><text:span text:style-name="T50">Calc Guide</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ik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ě nejsou viditelná záhlaví, <text:span text:style-name="T138">vyberem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ě.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itým klepnutí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y"/><text:alphabetical-index-mark text:string-value="způsoby" text:key1="ukládání sešitů"/>Ukládání sešitů<text:bookmark-end text:name="__RefHeading__30391_1380607024"/></text:h>
      <text:p text:style-name="P100">Více informací o manuálním nebo automatickém ukládání najdeme v kapitole 1 – Představujeme LibreOffice. V programu Calc je možné ukládat sešity v různých formátech a je také možné sešity exportovat do souborů formátu PDF, HTML, XHTML nebo obrázkových formátů JPEG a PNG; více informací se nachází v kapitole 6 – Tisk, exportování, posílání e-mailem <text:span text:style-name="T123">a podepisování v příručce </text:span><text:span text:style-name="Emphasis"><text:span text:style-name="T123">Calc Guide</text:span></text:span>.</text:p>
      <text:h text:style-name="P148"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epneme na tlačítko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l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u,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epneme na <text:span text:style-name="Strong_20_Emphasis">Export </text:span>nebo <text:span text:style-name="Strong_20_Emphasis"><text:span text:style-name="T227">Uložit</text:span></text:span><text:span text:style-name="T227">, podle toho, co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ě <text:alphabetical-index-mark text:string-value="pohyb" text:key1="sešity"/>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xis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zvýšení, které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ňky ve stejném sloupci dolů na následující řádek. <text:span text:style-name="Keystroke">Shift + 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 + Page Down</text:span> nás přesune<text:span text:style-name="T154"/> o jeden list vpravo a <text:span text:style-name="Keystroke">Ctrl + 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em v dolní části obrazovky. Je-li tomu tak:</text:p>
      <text:list xml:id="list92049038270994" text:continue-list="list92049952062577" text:style-name="List_20_1">
        <text:list-item>
          <text:p text:style-name="P185">Pomocí čtyř tlačítek vlevo od záložek listů, můžeme skryté karty zobrazit (obrázek <text:sequence-ref text:reference-format="value" text:ref-name="refFigure9">9</text:sequence-ref>).</text:p>
        </text:list-item>
        <text:list-item>
          <text:p text:style-name="P180">Klepnutím pravým tlačítkem myši na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mezi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text:span text:style-name="T154">, a to</text:span> stiskem klávesy nebo kombinací kláves. <text:span text:style-name="T43">V příloze A – Klávesové zkratky, v příručce </text:span><text:span text:style-name="Emphasis"><text:span text:style-name="T43">Calc Guide</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izpůsobení klávesy Enter</text:p></draw:text-box></draw:frame></text:p>
      <text:h text:style-name="P134" text:outline-level="1"><text:bookmark-start text:name="__RefHeading__30397_1380607024"/>Výběr položek v sešitě<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epneme do pole Režim výběru ve stavovém <text:span text:style-name="T252">ř</text:span>ádku (obrázek <text:sequence-ref text:reference-format="value" text:ref-name="refFigure4">4</text:sequence-ref><text:s/>na straně <text:sequence-ref text:reference-format="page" text:ref-name="refFigure4">9</text:sequence-ref>), v nabídce zaškrtneme <text:span text:style-name="Strong_20_Emphasis">Rozšířit výběr</text:span> a následně klep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text:s/>na straně <text:sequence-ref text:reference-format="page" text:ref-name="refFigure2">8</text:sequence-ref>). <text:span text:style-name="T54">Z</text:span>adáme odkaz na levou horní buňku následovaný dvojtečkou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epneme na jeho záhlaví (obrázek <text:sequence-ref text:reference-format="value" text:ref-name="refFigure1">1</text:sequence-ref><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 +</text:span><text:span text:style-name="Keystroke"><text:span text:style-name="T228">Shift + 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m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y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 + -</text:span></text:span>. Nebo klepneme pravým tlačítkem na <text:span text:style-name="T67"/>buňku a z lokální nabídky zvolíme <text:span text:style-name="Strong_20_Emphasis">Smazat</text:span>.</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ň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a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lokál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o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ě,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 </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 buď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cí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ů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 + 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d z 12 se stane 0012.</text:p>
        </text:list-item>
        <text:list-item>
          <text:p text:style-name="P203">Stiskneme tlačítko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 <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tečka</text:span><text:span text:style-name="T8">) následovanou ? (otazník</text:span><text:span text:style-name="T12">y</text:span><text:span text:style-name="T8">) představujícími počet požadovaných desetinných míst. Například pro 3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ejí být </text:span><text:span text:style-name="T110">ve</text:span><text:span text:style-name="T14"> výpočtech </text:span>považovány za čísla <text:span text:style-name="T13">(</text:span><text:span text:style-name="T15">například když zadáváme poštovní směrovací číslo)</text:span><text:span text:style-name="T14">, můžeme </text:span><text:span text:style-name="T15">n</text:span><text:span text:style-name="T14">apsa</text:span><text:span text:style-name="T13">t</text:span><text:span text:style-name="T14"> před číslo apostrof ('), například '01481. </text:span><text:span text:style-name="T15">Když p</text:span><text:span text:style-name="T14">řesuneme zaměření buňky, </text:span><text:span text:style-name="T15"/><text:span text:style-name="T14">apostrof je odstraněn,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ňku a následně na ni buď  klepneme pravým tlačítkem myši a v místní nabídce zvolíme <text:span text:style-name="Strong_20_Emphasis">Formát buněk</text:span> nebo v hlavní nabídce zvolíme <text:span text:style-name="Strong_20_Emphasis">Formát &gt; Buňky</text:span>, nebo použijeme klávesovou zkratku <text:span text:style-name="Keystroke">Ctrl + 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Stiskneme tlačítko <text:span text:style-name="Strong_20_Emphasis">OK</text:span>. <text:span text:style-name="T181">Č</text:span>íslo je převedeno na text, který je ve výchozím nastavení zarovnaný do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skneme </text:span><text:span text:style-name="Keystroke"><text:span text:style-name="T8">Ctrl + 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ep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 dokumentu</text:span></text:span> <text:span text:style-name="T8">z míst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 <text:span text:style-name="Strong_20_Emphasis"><text:span text:style-name="T17">Název 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níž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sk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 + </text:span><text:span text:style-name="Keystroke"><text:span text:style-name="T8">Tab</text:span></text:span><text:span text:style-name="T8"> pro posun vpřed nebo </text:span><text:span text:style-name="Keystroke"><text:span text:style-name="T8">Ctrl</text:span></text:span><text:span text:style-name="T8"> + </text:span><text:span text:style-name="Keystroke"><text:span text:style-name="T8">Shift</text:span></text:span><text:span text:style-name="T8"> + </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skneme kombinaci kláves </text:span><text:span text:style-name="Keystroke"><text:span text:style-name="T8">Alt</text:span></text:span><text:span text:style-name="Emphasis"><text:span text:style-name="T8"> + </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í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v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é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 + 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metoda bez upozornění přepíše všechny údaje, které již jsou v příslušných buňkách na ostatních vybraných listech. Po vložení společných dat proto nesmíme zapomenout výběr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 <text:span text:style-name="T133"/> v příručce <text:span text:style-name="Emphasis"><text:span text:style-name="T133">Calc Guide</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c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Stiskneme tlačítko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í,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í</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i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ebo oblasti buněk,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 + 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místní nabídk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ové okno.</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 Použití stylů a šablon <text:span text:style-name="T189">v příručce</text:span> <text:span text:style-name="Emphasis">Průvodce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é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 + 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 + 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 a zarovnat na střed</text:span></text:span><text:span text:style-name="T8"> nebo klepneme na ikonu </text:span><text:span text:style-name="Strong_20_Emphasis"><text:span text:style-name="T8">Sloučit buňky a zarovnat na střed</text:span></text:span><text:span text:style-name="T8">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no (obrázek </text:span><text:span text:style-name="T21"><text:sequence-ref text:reference-format="value" text:ref-name="refFigure29">29</text:sequence-ref></text:span><text:span text:style-name="T21">) nabízející možnosti přesunutí nebo skrytí dat ve slučovaných buňkách. Vybereme si jednu z možností a k</text:span><text:span text:style-name="T8">lepneme na tlačítko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text:s/> 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e <text:span text:style-name="Emphasis">Možnosti</text:span><text:span text:style-name="T235"/>.</text:p>
        </text:list-item>
        <text:list-item>
          <text:p text:style-name="P180">Můžeme zadat vlastní formátovací kód.</text:p>
        </text:list-item>
        <text:list-item>
          <text:p text:style-name="P180">V oddíle <text:span text:style-name="Emphasis">Jazyk</text:span> můžeme zohlednit místní nastavení pro různé formáty, jako například formát datumu či symbol měny.</text:p>
        </text:list-item>
      </text:list>
      <text:p text:style-name="P5">Několik typů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el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ep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u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 Použití stylů a šablon v příručce <text:span text:style-name="T217"/>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ep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To také <text:span text:style-name="T236"/>umožní velmi snadné formátování různých částí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ací prvky budou při automatickém formátování použity.<text:span text:style-name="T193"/></text:p>
        </text:list-item>
        <text:list-item>
          <text:p text:style-name="P203">Stiskneme tlačítko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osti 4 ×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ep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ep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é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sadu předdefinovaných témat (stylů) formátování, která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y.</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 v otevřeném listě</text:span>.</text:p>
        </text:list-item>
        <text:list-item>
          <text:p text:style-name="P189"><text:span text:style-name="T8">Klepneme na tlačítko </text:span><text:span text:style-name="Strong_20_Emphasis"><text:span text:style-name="T8">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4</text:span><text:span text:style-name="T8"> – Použit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 Zadávání, úprava a formátování dat <text:span text:style-name="T195"/><text:span text:style-name="Emphasis"><text:span text:style-name="T195"> v příručce Průvodce programem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chtít skrytý sloupec znovu zobrazit, použijeme obrácený postup a sloupec zobrazíme.</text:span></text:p>
      <text:p text:style-name="P59">Více informací o skrývání a zobrazování dat, včetně toho jak používat souhrny a filtrování se nachází v kapitole 2 – Zadávání, úprava a formátování dat<text:span text:style-name="T195"/> v příručce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praktická ve chvíli, kdy má do sešitu přístup více uživatelů, ale pouze několik málo z nich </text:span><text:span text:style-name="T85">má</text:span><text:span text:style-name="T32"> povoleno v tomto sešitě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Uzamknout list</text:span> <text:span text:style-name="T247">nebo klepneme pravým tlačítkem na kartě listu a z lokální nabídky zvolíme </text:span><text:span text:style-name="Strong_20_Emphasis"><text:span text:style-name="T247">U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Stiskneme tlačítko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text:span></text:span><text:span text:style-name="Strong_20_Emphasis"><text:span text:style-name="T247"> 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 Zadávání, úprava a formátování dat <text:span text:style-name="T86">v </text:span>příručce <text:span text:style-name="Emphasis"><text:span text:style-name="T86">Průvodce programem Calc</text:span></text:span>.</text:p>
      <text:p text:style-name="P91"><text:soft-page-break/>Pokud chceme seřadit buňky v sešitě,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ě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 + Alt + 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ě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na ikonu </text:span><text:span text:style-name="Strong_20_Emphasis"><text:span text:style-name="T255">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 + 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místo toho, abychom museli zadávat úplné vzorce do <text:span text:style-name="T236">ř</text:span>ádku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To je způsob, jak uspořádat, manipulovat a shrnout velké množství dat, aby je bylo mnohem snazší číst a porozumět jim, a zároveň umožní zodpovídat různé otázky týkající se<text:span text:style-name="T88"/> tabulky <text:span text:style-name="T207">n</text:span>ebo pivotova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ě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ar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 <text:span text:style-name="T236">Použití </text:span>kontingenčních tabulek <text:span text:style-name="T207">v příručce </text:span><text:span text:style-name="Emphasis"><text:span text:style-name="T207">Průvodce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s běžnými grafy s výjimkou dvou klíčových oblastí. Za prvé se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 <text:span text:style-name="T236">Tvorba </text:span>grafů a v kapitole 8 –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ejí v kapitole 10 –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Poté, co nadefinujeme oblasti tisku, naformátují se tyto oblasti pomocí automatického zalomení stránek. Pokud chceme zobrazit konce strá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ej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ě.</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Stiskneme tlačítko <text:span text:style-name="Strong_20_Emphasis">OK</text:span>.</text:p>
        </text:list-item>
      </text:list>
      <text:p text:style-name="P56">Další informace o úpravě oblastí tisku najdeme v kapitole 6 –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b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 Tisk, exportování, odesílání a podepisování <text:span text:style-name="T214">v příručce </text:span><text:span text:style-name="Emphasis"><text:span text:style-name="T214">Průvodce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